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5cm" fo:min-width="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4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5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6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Visão geral do sistema</text:p>
          </draw:text-box>
        </draw:frame>
        <draw:custom-shape draw:style-name="gr1" draw:text-style-name="P1" draw:layer="layout" svg:width="9.5cm" svg:height="2cm" svg:x="9cm" svg:y="4cm">
          <svg:title>MENU PRINCIPAL</svg:title>
          <text:p text:style-name="P1">MENU PRINCIP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2cm" svg:x="2cm" svg:y="7.5cm">
          <svg:title>MENU PRINCIPAL</svg:title>
          <text:p text:style-name="P1">CLIENT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2cm" svg:x="8.5cm" svg:y="7.5cm">
          <svg:title>MENU PRINCIPAL</svg:title>
          <text:p text:style-name="P1">FATURA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2cm" svg:x="14cm" svg:y="7.5cm">
          <svg:title>MENU PRINCIPAL</svg:title>
          <text:p text:style-name="P1">CONSULTA</text:p>
          <text:p text:style-name="P1">RELATÓRIO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2cm" svg:x="19.5cm" svg:y="7.5cm">
          <svg:title>MENU PRINCIPAL</svg:title>
          <text:p text:style-name="P1">UTILITÁRIO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5cm" svg:y1="5.5cm" svg:x2="13.5cm" svg:y2="7cm">
          <text:p/>
        </draw:line>
        <draw:line draw:style-name="gr5" draw:text-style-name="P2" draw:layer="layout" svg:x1="13.5cm" svg:y1="7cm" svg:x2="5.5cm" svg:y2="7cm">
          <text:p/>
        </draw:line>
        <draw:line draw:style-name="gr6" draw:text-style-name="P2" draw:layer="layout" svg:x1="13.5cm" svg:y1="7cm" svg:x2="22cm" svg:y2="7cm">
          <text:p/>
        </draw:line>
        <draw:line draw:style-name="gr7" draw:text-style-name="P2" draw:layer="layout" svg:x1="6cm" svg:y1="7cm" svg:x2="6cm" svg:y2="7.5cm">
          <text:p/>
        </draw:line>
        <draw:line draw:style-name="gr8" draw:text-style-name="P2" draw:layer="layout" svg:x1="12.5cm" svg:y1="7cm" svg:x2="12.5cm" svg:y2="7.5cm">
          <text:p/>
        </draw:line>
        <draw:line draw:style-name="gr9" draw:text-style-name="P2" draw:layer="layout" svg:x1="17cm" svg:y1="7cm" svg:x2="17cm" svg:y2="7.5cm">
          <text:p/>
        </draw:line>
        <draw:line draw:style-name="gr10" draw:text-style-name="P2" draw:layer="layout" svg:x1="21cm" svg:y1="7cm" svg:x2="21cm" svg:y2="7.5cm">
          <text:p/>
        </draw: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42:05.997000000</meta:creation-date>
    <dc:date>2021-06-13T12:46:50.126000000</dc:date>
    <meta:editing-duration>PT4M50S</meta:editing-duration>
    <meta:editing-cycles>1</meta:editing-cycles>
    <meta:document-statistic meta:object-count="36"/>
    <meta:generator>LibreOffice/7.1.3.2$Windows_X86_64 LibreOffice_project/47f78053abe362b9384784d31a6e56f8511eb1c1</meta:generator>
  </office:meta>
</office:document-meta>
</file>